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eorgia" svg:font-family="Georgia, 'Bitstream Charter', serif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0b6456"/>
    </style:style>
    <style:style style:name="P2" style:family="paragraph" style:parent-style-name="Standard">
      <style:paragraph-properties fo:text-align="start" style:justify-single-word="false"/>
      <style:text-properties officeooo:paragraph-rsid="001b826a"/>
    </style:style>
    <style:style style:name="P3" style:family="paragraph" style:parent-style-name="Standard">
      <style:paragraph-properties fo:text-align="start" style:justify-single-word="false"/>
      <style:text-properties fo:font-size="18pt" officeooo:rsid="00018dec" officeooo:paragraph-rsid="00018dec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style:font-name="Ubuntu" fo:font-size="20pt" fo:font-weight="bold" officeooo:rsid="000076f4" officeooo:paragraph-rsid="000076f4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Ubuntu" fo:font-size="18pt" officeooo:rsid="00018dec" officeooo:paragraph-rsid="00018dec" style:font-size-asian="18pt" style:font-size-complex="18pt"/>
    </style:style>
    <style:style style:name="P6" style:family="paragraph" style:parent-style-name="Standard">
      <style:paragraph-properties fo:text-align="start" style:justify-single-word="false"/>
      <style:text-properties style:font-name="Ubuntu" fo:font-size="18pt" fo:font-style="normal" officeooo:rsid="00128561" officeooo:paragraph-rsid="00128561" fo:background-color="#fff200" style:font-size-asian="18pt" style:font-style-asian="normal" style:font-size-complex="18pt" style:font-style-complex="normal"/>
    </style:style>
    <style:style style:name="P7" style:family="paragraph" style:parent-style-name="Standard">
      <style:paragraph-properties fo:text-align="start" style:justify-single-word="false"/>
      <style:text-properties style:font-name="Ubuntu" fo:font-size="18pt" fo:font-style="normal" officeooo:rsid="001445b7" officeooo:paragraph-rsid="001445b7" fo:background-color="#fff200" style:font-size-asian="18pt" style:font-style-asian="normal" style:font-size-complex="18pt" style:font-style-complex="normal"/>
    </style:style>
    <style:style style:name="P8" style:family="paragraph" style:parent-style-name="Standard">
      <style:paragraph-properties fo:text-align="start" style:justify-single-word="false"/>
      <style:text-properties style:font-name="Ubuntu" fo:font-size="18pt" fo:font-style="normal" fo:font-weight="normal" officeooo:rsid="00086eb6" officeooo:paragraph-rsid="001b826a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Ubuntu" fo:font-size="18pt" fo:font-weight="bold" officeooo:rsid="00018dec" officeooo:paragraph-rsid="00018dec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Ubuntu" fo:font-size="15pt" officeooo:rsid="00037f36" officeooo:paragraph-rsid="00037f36" style:font-size-asian="13.1000003814697pt" style:font-size-complex="15pt"/>
    </style:style>
    <style:style style:name="P11" style:family="paragraph" style:parent-style-name="Standard">
      <style:paragraph-properties fo:text-align="start" style:justify-single-word="false"/>
      <style:text-properties style:font-name="Ubuntu" fo:font-size="15pt" fo:font-style="normal" officeooo:rsid="00079e92" officeooo:paragraph-rsid="0006ab0b" style:font-size-asian="13.1000003814697pt" style:font-style-asian="normal" style:font-size-complex="15pt" style:font-style-complex="normal"/>
    </style:style>
    <style:style style:name="P12" style:family="paragraph" style:parent-style-name="Standard">
      <style:paragraph-properties fo:text-align="start" style:justify-single-word="false"/>
      <style:text-properties style:font-name="Ubuntu" fo:font-size="15pt" fo:font-style="normal" officeooo:rsid="00083f2f" officeooo:paragraph-rsid="00079e92" style:font-size-asian="13.1000003814697pt" style:font-style-asian="normal" style:font-size-complex="15pt" style:font-style-complex="normal"/>
    </style:style>
    <style:style style:name="P13" style:family="paragraph" style:parent-style-name="Standard">
      <style:paragraph-properties fo:text-align="start" style:justify-single-word="false"/>
      <style:text-properties style:font-name="Ubuntu" fo:font-size="15pt" fo:font-style="normal" officeooo:rsid="00083f2f" officeooo:paragraph-rsid="00083f2f" style:font-size-asian="13.1000003814697pt" style:font-style-asian="normal" style:font-size-complex="15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Ubuntu" fo:font-size="15pt" fo:font-style="normal" officeooo:rsid="00086eb6" officeooo:paragraph-rsid="00083f2f" style:font-size-asian="13.1000003814697pt" style:font-style-asian="normal" style:font-size-complex="15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Ubuntu" fo:font-size="15pt" fo:font-style="normal" officeooo:rsid="001445b7" officeooo:paragraph-rsid="001445b7" fo:background-color="transparent" style:font-size-asian="15pt" style:font-style-asian="normal" style:font-size-complex="15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Ubuntu" fo:font-size="15pt" fo:font-style="normal" fo:font-weight="bold" officeooo:rsid="0009814e" officeooo:paragraph-rsid="001b826a" fo:background-color="transparent" style:font-size-asian="15pt" style:font-style-asian="normal" style:font-weight-asian="bold" style:font-size-complex="15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Ubuntu" fo:font-size="15pt" fo:font-style="normal" fo:font-weight="normal" officeooo:rsid="000d8795" officeooo:paragraph-rsid="000d8795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Ubuntu" fo:font-size="15pt" fo:font-style="normal" fo:font-weight="normal" officeooo:rsid="001024ec" officeooo:paragraph-rsid="001024ec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Ubuntu" fo:font-size="15pt" fo:font-style="normal" fo:font-weight="normal" officeooo:rsid="00124f12" officeooo:paragraph-rsid="0017937a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Ubuntu" fo:font-size="15pt" fo:font-style="normal" fo:font-weight="normal" officeooo:rsid="0019082b" officeooo:paragraph-rsid="0019082b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Ubuntu" fo:font-size="15pt" fo:font-style="normal" fo:font-weight="normal" officeooo:rsid="0019e3c6" officeooo:paragraph-rsid="0019e3c6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Ubuntu" fo:font-size="15pt" fo:font-style="normal" fo:font-weight="normal" officeooo:rsid="0009814e" officeooo:paragraph-rsid="001b826a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Ubuntu" fo:font-size="15pt" officeooo:paragraph-rsid="000e73eb" style:font-size-asian="15pt" style:font-size-complex="15pt"/>
    </style:style>
    <style:style style:name="P24" style:family="paragraph" style:parent-style-name="Standard">
      <style:paragraph-properties fo:text-align="start" style:justify-single-word="false"/>
      <style:text-properties style:font-name="Ubuntu" fo:font-size="15pt" fo:font-weight="bold" officeooo:paragraph-rsid="0015a029" style:font-size-asian="15pt" style:font-weight-asian="bold" style:font-size-complex="15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Ubuntu" officeooo:rsid="0006ab0b" officeooo:paragraph-rsid="0006ab0b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style:font-name="Ubuntu" fo:font-size="15pt" fo:letter-spacing="normal" fo:font-style="normal" fo:font-weight="normal" officeooo:paragraph-rsid="000b6456" style:font-size-asian="15pt" style:font-size-complex="15pt"/>
    </style:style>
    <style:style style:name="P27" style:family="paragraph" style:parent-style-name="Standard" style:list-style-name="L4">
      <style:paragraph-properties fo:text-align="start" style:justify-single-word="false"/>
      <style:text-properties fo:font-weight="bold" officeooo:paragraph-rsid="00037f36" style:font-weight-asian="bold" style:font-weight-complex="bold"/>
    </style:style>
    <style:style style:name="P28" style:family="paragraph" style:parent-style-name="Standard" style:list-style-name="L5">
      <style:paragraph-properties fo:text-align="start" style:justify-single-word="false"/>
      <style:text-properties fo:font-weight="bold" officeooo:paragraph-rsid="0006ab0b" style:font-weight-asian="bold" style:font-weight-complex="bold"/>
    </style:style>
    <style:style style:name="P29" style:family="paragraph" style:parent-style-name="Standard" style:list-style-name="L1">
      <style:paragraph-properties fo:text-align="start" style:justify-single-word="false"/>
      <style:text-properties style:font-name="Ubuntu" fo:font-size="15pt" fo:font-weight="bold" officeooo:rsid="00018dec" officeooo:paragraph-rsid="00018dec" style:font-size-asian="15pt" style:font-weight-asian="bold" style:font-size-complex="15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Ubuntu" fo:font-size="15pt" officeooo:rsid="0012717e" officeooo:paragraph-rsid="0015a029" style:font-size-asian="15pt" style:font-size-complex="15pt"/>
    </style:style>
    <style:style style:name="P31" style:family="paragraph" style:parent-style-name="Standard" style:list-style-name="L5">
      <style:paragraph-properties fo:text-align="start" style:justify-single-word="false"/>
      <style:text-properties style:font-name="Ubuntu" fo:font-size="15pt" fo:font-style="normal" fo:font-weight="bold" officeooo:rsid="00079e92" officeooo:paragraph-rsid="0006ab0b" style:font-size-asian="13.1000003814697pt" style:font-style-asian="normal" style:font-weight-asian="bold" style:font-size-complex="15pt" style:font-style-complex="normal" style:font-weight-complex="bold"/>
    </style:style>
    <style:style style:name="P32" style:family="paragraph" style:parent-style-name="Standard" style:list-style-name="L7">
      <style:paragraph-properties fo:text-align="start" style:justify-single-word="false"/>
      <style:text-properties style:font-name="Ubuntu" fo:font-size="15pt" fo:font-style="normal" fo:font-weight="bold" officeooo:rsid="0009814e" officeooo:paragraph-rsid="0009814e" fo:background-color="transparent" style:font-size-asian="15pt" style:font-style-asian="normal" style:font-weight-asian="bold" style:font-size-complex="15pt" style:font-style-complex="normal" style:font-weight-complex="bold"/>
    </style:style>
    <style:style style:name="P33" style:family="paragraph" style:parent-style-name="Standard" style:list-style-name="L7">
      <style:paragraph-properties fo:text-align="start" style:justify-single-word="false"/>
      <style:text-properties style:font-name="Ubuntu" fo:font-size="15pt" fo:font-style="normal" fo:font-weight="bold" officeooo:rsid="0009814e" officeooo:paragraph-rsid="001b826a" fo:background-color="transparent" style:font-size-asian="15pt" style:font-style-asian="normal" style:font-weight-asian="bold" style:font-size-complex="15pt" style:font-style-complex="normal" style:font-weight-complex="bold"/>
    </style:style>
    <style:style style:name="P34" style:family="paragraph" style:parent-style-name="Standard" style:list-style-name="L8">
      <style:paragraph-properties fo:text-align="start" style:justify-single-word="false"/>
      <style:text-properties style:font-name="Ubuntu" fo:font-size="15pt" fo:font-style="normal" fo:font-weight="bold" officeooo:rsid="000d8795" officeooo:paragraph-rsid="000d8795" fo:background-color="transparent" style:font-size-asian="15pt" style:font-style-asian="normal" style:font-weight-asian="bold" style:font-size-complex="15pt" style:font-style-complex="normal" style:font-weight-complex="bold"/>
    </style:style>
    <style:style style:name="P35" style:family="paragraph" style:parent-style-name="Standard" style:list-style-name="L9">
      <style:paragraph-properties fo:text-align="start" style:justify-single-word="false"/>
      <style:text-properties style:font-name="Ubuntu" fo:font-size="15pt" fo:font-style="normal" fo:font-weight="normal" officeooo:rsid="00124f12" officeooo:paragraph-rsid="0017937a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P36" style:family="paragraph" style:parent-style-name="Standard" style:list-style-name="L9">
      <style:paragraph-properties fo:text-align="start" style:justify-single-word="false"/>
      <style:text-properties style:font-name="Ubuntu" fo:font-size="15pt" fo:font-style="normal" fo:font-weight="normal" officeooo:rsid="0017937a" officeooo:paragraph-rsid="0017937a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P37" style:family="paragraph" style:parent-style-name="Standard" style:list-style-name="L9">
      <style:paragraph-properties fo:text-align="start" style:justify-single-word="false"/>
      <style:text-properties style:font-name="Ubuntu" fo:font-size="15pt" fo:font-style="normal" fo:font-weight="normal" officeooo:rsid="0019082b" officeooo:paragraph-rsid="0019082b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P38" style:family="paragraph" style:parent-style-name="Standard" style:list-style-name="L6">
      <style:paragraph-properties fo:text-align="start" style:justify-single-word="false"/>
      <style:text-properties style:font-name="Ubuntu" officeooo:rsid="00079e92" officeooo:paragraph-rsid="00079e92"/>
    </style:style>
    <style:style style:name="P39" style:family="paragraph" style:parent-style-name="Standard">
      <style:paragraph-properties fo:text-align="start" style:justify-single-word="false"/>
      <style:text-properties style:font-name="Ubuntu" fo:font-size="18pt" fo:font-style="normal" fo:font-weight="bold" officeooo:rsid="00086eb6" officeooo:paragraph-rsid="00083f2f" style:font-size-asian="18pt" style:font-style-asian="normal" style:font-weight-asian="bold" style:font-size-complex="18pt" style:font-style-complex="normal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Ubuntu" fo:font-size="18pt" fo:font-style="normal" officeooo:rsid="0009814e" officeooo:paragraph-rsid="0009814e" fo:background-color="#fff200" style:font-size-asian="18pt" style:font-style-asian="normal" style:font-size-complex="18pt" style:font-style-complex="normal"/>
    </style:style>
    <style:style style:name="P41" style:family="paragraph" style:parent-style-name="Standard">
      <style:paragraph-properties fo:text-align="start" style:justify-single-word="false"/>
      <style:text-properties style:font-name="Ubuntu" fo:font-size="18pt" fo:font-style="normal" officeooo:rsid="0009814e" officeooo:paragraph-rsid="001b826a" fo:background-color="#fff200" style:font-size-asian="18pt" style:font-style-asian="normal" style:font-size-complex="18pt" style:font-style-complex="normal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fo:color="#000000" style:font-name="Ubuntu" fo:font-size="15pt" fo:letter-spacing="normal" fo:font-style="normal" fo:font-weight="normal" officeooo:rsid="00018dec" officeooo:paragraph-rsid="00018dec" style:font-size-asian="15pt" style:font-size-complex="15pt"/>
    </style:style>
    <style:style style:name="P43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style:font-name="Ubuntu" fo:font-size="15pt" fo:letter-spacing="normal" fo:font-style="normal" fo:font-weight="bold" officeooo:rsid="00018dec" officeooo:paragraph-rsid="00018dec" style:font-size-asian="15pt" style:font-weight-asian="bold" style:font-size-complex="15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Ubuntu" fo:font-size="15pt" fo:letter-spacing="normal" fo:font-style="normal" style:text-underline-style="none" fo:font-weight="normal" officeooo:rsid="000b6456" officeooo:paragraph-rsid="000b6456" style:text-blinking="false" style:font-size-asian="15pt" style:font-size-complex="15pt"/>
    </style:style>
    <style:style style:name="P45" style:family="paragraph" style:parent-style-name="Standard" style:list-style-name="L3">
      <style:paragraph-properties fo:text-align="start" style:justify-single-word="false"/>
      <style:text-properties fo:font-variant="normal" fo:text-transform="none" fo:color="#333333" style:font-name="Ubuntu" fo:font-size="15pt" fo:letter-spacing="normal" fo:font-style="normal" fo:font-weight="normal" officeooo:paragraph-rsid="000b6456" style:font-size-asian="15pt" style:font-size-complex="15pt"/>
    </style:style>
    <style:style style:name="P46" style:family="paragraph" style:parent-style-name="Standard" style:list-style-name="L3">
      <style:paragraph-properties fo:text-align="start" style:justify-single-word="false"/>
      <style:text-properties fo:color="#333333" style:font-name="Georgia" fo:font-size="14pt" officeooo:paragraph-rsid="000b6456"/>
    </style:style>
    <style:style style:name="P47" style:family="paragraph" style:parent-style-name="Standard" style:list-style-name="L6">
      <style:paragraph-properties fo:text-align="start" style:justify-single-word="false"/>
      <style:text-properties officeooo:paragraph-rsid="00079e92"/>
    </style:style>
    <style:style style:name="P48" style:family="paragraph" style:parent-style-name="Standard" style:list-style-name="L9">
      <style:paragraph-properties fo:text-align="start" style:justify-single-word="false"/>
      <style:text-properties officeooo:paragraph-rsid="0017937a"/>
    </style:style>
    <style:style style:name="P49" style:family="paragraph" style:parent-style-name="Text_20_body" style:list-style-name="L3">
      <style:paragraph-properties fo:text-align="start" style:justify-single-word="false"/>
      <style:text-properties officeooo:paragraph-rsid="000b6456"/>
    </style:style>
    <style:style style:name="T1" style:family="text">
      <style:text-properties officeooo:rsid="00018dec"/>
    </style:style>
    <style:style style:name="T2" style:family="text">
      <style:text-properties fo:font-size="15pt" style:font-size-asian="13.1000003814697pt" style:font-size-complex="15pt"/>
    </style:style>
    <style:style style:name="T3" style:family="text">
      <style:text-properties fo:font-size="15pt" fo:background-color="#fff200" loext:char-shading-value="0" style:font-size-asian="13.1000003814697pt" style:font-size-complex="15pt"/>
    </style:style>
    <style:style style:name="T4" style:family="text">
      <style:text-properties fo:font-size="15pt" officeooo:rsid="00037f36" fo:background-color="#fff200" loext:char-shading-value="0" style:font-size-asian="13.1000003814697pt" style:font-size-complex="15pt"/>
    </style:style>
    <style:style style:name="T5" style:family="text">
      <style:text-properties fo:font-size="15pt" fo:font-style="italic" style:font-size-asian="13.1000003814697pt" style:font-style-asian="italic" style:font-size-complex="15pt" style:font-style-complex="italic"/>
    </style:style>
    <style:style style:name="T6" style:family="text">
      <style:text-properties fo:font-size="15pt" fo:font-style="italic" officeooo:rsid="00073647" style:font-size-asian="13.1000003814697pt" style:font-style-asian="italic" style:font-size-complex="15pt" style:font-style-complex="italic"/>
    </style:style>
    <style:style style:name="T7" style:family="text">
      <style:text-properties fo:font-size="15pt" fo:font-style="normal" style:font-size-asian="13.1000003814697pt" style:font-style-asian="normal" style:font-size-complex="15pt" style:font-style-complex="normal"/>
    </style:style>
    <style:style style:name="T8" style:family="text">
      <style:text-properties fo:font-size="15pt" fo:font-style="normal" officeooo:rsid="00071871" style:font-size-asian="13.1000003814697pt" style:font-style-asian="normal" style:font-size-complex="15pt" style:font-style-complex="normal"/>
    </style:style>
    <style:style style:name="T9" style:family="text">
      <style:text-properties fo:font-size="15pt" fo:font-style="normal" officeooo:rsid="00073647" style:font-size-asian="13.1000003814697pt" style:font-style-asian="normal" style:font-size-complex="15pt" style:font-style-complex="normal"/>
    </style:style>
    <style:style style:name="T10" style:family="text">
      <style:text-properties fo:font-size="15pt" fo:font-style="normal" officeooo:rsid="00079e92" style:font-size-asian="13.1000003814697pt" style:font-style-asian="normal" style:font-size-complex="15pt" style:font-style-complex="normal"/>
    </style:style>
    <style:style style:name="T11" style:family="text">
      <style:text-properties fo:font-size="15pt" fo:font-style="normal" officeooo:rsid="00083f2f" style:font-size-asian="13.1000003814697pt" style:font-style-asian="normal" style:font-size-complex="15pt" style:font-style-complex="normal"/>
    </style:style>
    <style:style style:name="T12" style:family="text">
      <style:text-properties fo:font-style="normal" officeooo:rsid="0009814e" fo:background-color="transparent" loext:char-shading-value="0" style:font-style-asian="normal" style:font-style-complex="normal"/>
    </style:style>
    <style:style style:name="T13" style:family="text">
      <style:text-properties fo:font-style="normal" officeooo:rsid="00124f12" fo:background-color="transparent" loext:char-shading-value="0" style:font-style-asian="normal" style:font-style-complex="normal"/>
    </style:style>
    <style:style style:name="T14" style:family="text">
      <style:text-properties fo:font-variant="normal" fo:text-transform="none" fo:color="#000000" style:font-name="Ubuntu" fo:font-size="14pt" fo:letter-spacing="normal" fo:font-style="normal" fo:font-weight="normal"/>
    </style:style>
    <style:style style:name="T15" style:family="text">
      <style:text-properties fo:font-variant="normal" fo:text-transform="none" fo:color="#000000" style:font-name="Ubuntu" fo:font-size="15pt" fo:letter-spacing="normal" fo:font-style="normal" fo:font-weight="normal" style:font-size-asian="15pt" style:font-size-complex="15pt"/>
    </style:style>
    <style:style style:name="T16" style:family="text">
      <style:text-properties fo:font-variant="normal" fo:text-transform="none" fo:color="#000000" style:font-name="Ubuntu" fo:font-size="15pt" fo:letter-spacing="normal" fo:font-style="normal" fo:font-weight="normal" officeooo:rsid="0009814e" style:font-size-asian="15pt" style:font-size-complex="15pt"/>
    </style:style>
    <style:style style:name="T17" style:family="text">
      <style:text-properties fo:font-variant="normal" fo:text-transform="none" fo:color="#000000" style:font-name="Ubuntu" fo:font-size="15pt" fo:letter-spacing="normal" fo:font-style="normal" fo:font-weight="normal" officeooo:rsid="000b6456" style:font-size-asian="15pt" style:font-size-complex="15pt"/>
    </style:style>
    <style:style style:name="T18" style:family="text">
      <style:text-properties fo:font-variant="normal" fo:text-transform="none" fo:color="#000000" style:text-line-through-style="none" style:text-line-through-type="none" style:font-name="Ubuntu" fo:font-size="15pt" fo:letter-spacing="normal" fo:font-style="normal" style:text-underline-style="none" fo:font-weight="normal" style:text-blinking="false" style:font-size-asian="15pt" style:font-size-complex="15pt"/>
    </style:style>
    <style:style style:name="T19" style:family="text">
      <style:text-properties fo:font-variant="normal" fo:text-transform="none" fo:color="#000000" style:text-line-through-style="none" style:text-line-through-type="none" style:font-name="Ubuntu" fo:font-size="15pt" fo:letter-spacing="normal" fo:font-style="normal" style:text-underline-style="none" fo:font-weight="normal" officeooo:rsid="000b6456" style:text-blinking="false" style:font-size-asian="15pt" style:font-size-complex="15pt"/>
    </style:style>
    <style:style style:name="T20" style:family="text">
      <style:text-properties fo:font-variant="normal" fo:text-transform="none" fo:color="#222222" style:font-name="Ubuntu" fo:font-size="15pt" fo:letter-spacing="normal" fo:font-style="normal" fo:font-weight="bold" style:font-size-asian="15pt" style:font-size-complex="15pt"/>
    </style:style>
    <style:style style:name="T21" style:family="text">
      <style:text-properties fo:font-variant="normal" fo:text-transform="none" fo:color="#222222" style:font-name="Ubuntu" fo:font-size="15pt" fo:letter-spacing="normal" fo:font-style="normal" fo:font-weight="normal" style:font-size-asian="15pt" style:font-size-complex="15pt"/>
    </style:style>
    <style:style style:name="T22" style:family="text">
      <style:text-properties fo:font-variant="normal" fo:text-transform="none" fo:color="#222222" style:text-line-through-style="none" style:text-line-through-type="none" style:font-name="Ubuntu" fo:font-size="15pt" fo:letter-spacing="normal" fo:font-style="normal" style:text-underline-style="none" fo:font-weight="normal" style:text-blinking="false" fo:background-color="#ffffff" loext:char-shading-value="0" style:font-size-asian="15pt" style:font-size-complex="15pt"/>
    </style:style>
    <style:style style:name="T23" style:family="text">
      <style:text-properties fo:font-variant="normal" fo:text-transform="none" fo:color="#0b0080" style:text-line-through-style="none" style:text-line-through-type="none" style:font-name="Ubuntu" fo:font-size="15pt" fo:letter-spacing="normal" fo:font-style="normal" style:text-underline-style="none" fo:font-weight="normal" style:text-blinking="false" fo:background-color="#ffffff" loext:char-shading-value="0" style:font-size-asian="15pt" style:font-size-complex="15pt"/>
    </style:style>
    <style:style style:name="T24" style:family="text">
      <style:text-properties fo:font-variant="normal" fo:text-transform="none" fo:color="#808080" style:text-line-through-style="none" style:text-line-through-type="none" style:font-name="Ubuntu" fo:font-size="15pt" fo:letter-spacing="normal" fo:font-style="normal" style:text-underline-style="none" fo:font-weight="normal" style:text-blinking="false" style:font-size-asian="15pt" style:font-size-complex="15pt"/>
    </style:style>
    <style:style style:name="T25" style:family="text">
      <style:text-properties fo:font-variant="normal" fo:text-transform="none" fo:color="#333333" style:font-name="Ubuntu" fo:font-size="15pt" fo:letter-spacing="normal" fo:font-style="normal" fo:font-weight="normal" style:font-size-asian="15pt" style:font-weight-asian="normal" style:font-size-complex="15pt" style:font-weight-complex="normal"/>
    </style:style>
    <style:style style:name="T26" style:family="text">
      <style:text-properties fo:font-variant="normal" fo:text-transform="none" fo:color="#333333" style:font-name="Ubuntu" fo:font-size="15pt" fo:letter-spacing="normal" fo:font-style="normal" fo:font-weight="normal" officeooo:rsid="000cf049" style:font-size-asian="15pt" style:font-weight-asian="normal" style:font-size-complex="15pt" style:font-weight-complex="normal"/>
    </style:style>
    <style:style style:name="T27" style:family="text">
      <style:text-properties fo:font-variant="normal" fo:text-transform="none" style:font-name="Ubuntu" fo:font-size="15pt" fo:letter-spacing="normal" fo:font-style="normal" fo:font-weight="normal" style:font-size-asian="15pt" style:font-weight-asian="normal" style:font-size-complex="15pt" style:font-weight-complex="normal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01b826a" style:font-weight-asian="bold" style:font-weight-complex="bold"/>
    </style:style>
    <style:style style:name="T30" style:family="text">
      <style:text-properties style:font-name="Ubuntu" fo:font-size="15pt" style:font-size-asian="15pt" style:font-size-complex="15pt"/>
    </style:style>
    <style:style style:name="T31" style:family="text">
      <style:text-properties style:font-name="Ubuntu" fo:font-size="15pt" officeooo:rsid="001b826a" style:font-size-asian="15pt" style:font-size-complex="15pt"/>
    </style:style>
    <style:style style:name="T32" style:family="text">
      <style:text-properties style:font-name="Ubuntu" fo:font-size="15pt" officeooo:rsid="00037f36" style:font-size-asian="13.1000003814697pt" style:font-size-complex="15pt"/>
    </style:style>
    <style:style style:name="T33" style:family="text">
      <style:text-properties style:font-name="Ubuntu" fo:font-size="15pt" officeooo:rsid="000b6456" style:font-size-asian="13.1000003814697pt" style:font-size-complex="15pt"/>
    </style:style>
    <style:style style:name="T34" style:family="text">
      <style:text-properties style:font-name="Ubuntu" fo:font-size="15pt" fo:font-style="normal" officeooo:rsid="00079e92" style:font-size-asian="13.1000003814697pt" style:font-style-asian="normal" style:font-size-complex="15pt" style:font-style-complex="normal"/>
    </style:style>
    <style:style style:name="T35" style:family="text">
      <style:text-properties style:font-name="Ubuntu" fo:font-size="15pt" fo:font-style="normal" officeooo:rsid="000b6456" style:font-size-asian="13.1000003814697pt" style:font-style-asian="normal" style:font-size-complex="15pt" style:font-style-complex="normal"/>
    </style:style>
    <style:style style:name="T36" style:family="text">
      <style:text-properties style:font-name="Ubuntu" fo:font-size="15pt" fo:font-style="normal" officeooo:rsid="00086eb6" style:font-size-asian="13.1000003814697pt" style:font-style-asian="normal" style:font-size-complex="15pt" style:font-style-complex="normal"/>
    </style:style>
    <style:style style:name="T37" style:family="text">
      <style:text-properties style:font-name="Ubuntu" fo:font-size="15pt" fo:font-style="normal" fo:font-weight="normal" officeooo:rsid="00124f12" fo:background-color="transparent" loext:char-shading-value="0" style:font-size-asian="15pt" style:font-style-asian="normal" style:font-weight-asian="normal" style:font-size-complex="15pt" style:font-style-complex="normal" style:font-weight-complex="normal"/>
    </style:style>
    <style:style style:name="T38" style:family="text">
      <style:text-properties style:font-name="Ubuntu" fo:font-size="15pt" fo:font-style="normal" fo:font-weight="normal" officeooo:rsid="0015a029" fo:background-color="transparent" loext:char-shading-value="0" style:font-size-asian="15pt" style:font-style-asian="normal" style:font-weight-asian="normal" style:font-size-complex="15pt" style:font-style-complex="normal" style:font-weight-complex="normal"/>
    </style:style>
    <style:style style:name="T39" style:family="text">
      <style:text-properties style:font-name="Ubuntu" fo:font-size="15pt" fo:font-style="normal" fo:font-weight="normal" officeooo:rsid="0017937a" fo:background-color="transparent" loext:char-shading-value="0" style:font-size-asian="15pt" style:font-style-asian="normal" style:font-weight-asian="normal" style:font-size-complex="15pt" style:font-style-complex="normal" style:font-weight-complex="normal"/>
    </style:style>
    <style:style style:name="T40" style:family="text">
      <style:text-properties style:font-name="Ubuntu" fo:font-size="15pt" fo:font-style="normal" fo:font-weight="normal" officeooo:rsid="0009814e" fo:background-color="transparent" loext:char-shading-value="0" style:font-size-asian="15pt" style:font-style-asian="normal" style:font-weight-asian="normal" style:font-size-complex="15pt" style:font-style-complex="normal" style:font-weight-complex="normal"/>
    </style:style>
    <style:style style:name="T41" style:family="text">
      <style:text-properties style:font-name="Ubuntu" fo:font-size="15pt" fo:font-style="normal" fo:font-weight="normal" officeooo:rsid="001b826a" fo:background-color="transparent" loext:char-shading-value="0" style:font-size-asian="15pt" style:font-style-asian="normal" style:font-weight-asian="normal" style:font-size-complex="15pt" style:font-style-complex="normal" style:font-weight-complex="normal"/>
    </style:style>
    <style:style style:name="T42" style:family="text">
      <style:text-properties officeooo:rsid="000b6456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officeooo:rsid="0010b321" style:font-style-asian="italic" style:font-style-complex="italic"/>
    </style:style>
    <style:style style:name="T45" style:family="text">
      <style:text-properties fo:font-style="italic" officeooo:rsid="0009814e" fo:background-color="transparent" loext:char-shading-value="0" style:font-style-asian="normal" style:font-style-complex="normal"/>
    </style:style>
    <style:style style:name="T46" style:family="text">
      <style:text-properties officeooo:rsid="000d8795"/>
    </style:style>
    <style:style style:name="T47" style:family="text">
      <style:text-properties officeooo:rsid="000e73eb"/>
    </style:style>
    <style:style style:name="T48" style:family="text">
      <style:text-properties officeooo:rsid="0010b321"/>
    </style:style>
    <style:style style:name="T49" style:family="text">
      <style:text-properties officeooo:rsid="0012717e"/>
    </style:style>
    <style:style style:name="T50" style:family="text">
      <style:text-properties officeooo:rsid="00128561"/>
    </style:style>
    <style:style style:name="T51" style:family="text">
      <style:text-properties officeooo:rsid="00151b25"/>
    </style:style>
    <style:style style:name="T52" style:family="text">
      <style:text-properties officeooo:rsid="0019e3c6"/>
    </style:style>
    <style:style style:name="T53" style:family="text">
      <style:text-properties officeooo:rsid="001b826a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OPERATING SYSTEM </text:p>
      <text:p text:style-name="P4">ASSIGNMENT 3</text:p>
      <text:p text:style-name="P4">Pint<text:span text:style-name="T1">OS</text:span> (Scheduling)</text:p>
      <text:p text:style-name="P4"/>
      <text:p text:style-name="P9">Part 1: Getting Started</text:p>
      <text:p text:style-name="P5"/>
      <text:list xml:id="list3466994728" text:style-name="L1">
        <text:list-item>
          <text:p text:style-name="P29">Understand Pintos basics-</text:p>
        </text:list-item>
      </text:list>
      <text:p text:style-name="P5"/>
      <text:p text:style-name="P3"><text:span text:style-name="T20">Pintos </text:span><text:span text:style-name="T21">is computer </text:span><text:a xlink:type="simple" xlink:href="https://en.wikipedia.org/wiki/Software" text:style-name="Internet_20_link" text:visited-style-name="Visited_20_Internet_20_Link"><text:span text:style-name="T23">software</text:span></text:a><text:span text:style-name="T21">, a simple instructional </text:span><text:a xlink:type="simple" xlink:href="https://en.wikipedia.org/wiki/Operating_system" text:style-name="Internet_20_link" text:visited-style-name="Visited_20_Internet_20_Link"><text:span text:style-name="T23">operating system</text:span></text:a><text:span text:style-name="T21">framework for the </text:span><text:a xlink:type="simple" xlink:href="https://en.wikipedia.org/wiki/X86" text:style-name="Internet_20_link" text:visited-style-name="Visited_20_Internet_20_Link"><text:span text:style-name="T23">x86</text:span></text:a><text:span text:style-name="T22"> </text:span><text:a xlink:type="simple" xlink:href="https://en.wikipedia.org/wiki/Instruction_set_architecture" text:style-name="Internet_20_link" text:visited-style-name="Visited_20_Internet_20_Link"><text:span text:style-name="T23">instruction set architecture</text:span></text:a><text:span text:style-name="T21">. It supports </text:span><text:a xlink:type="simple" xlink:href="https://en.wikipedia.org/wiki/Kernel_(computing)" text:style-name="Internet_20_link" text:visited-style-name="Visited_20_Internet_20_Link">kernel</text:a><text:span text:style-name="T23"> </text:span><text:span text:style-name="T21">threads, loading and running user </text:span><text:a xlink:type="simple" xlink:href="https://en.wikipedia.org/wiki/Computer_program" text:style-name="Internet_20_link" text:visited-style-name="Visited_20_Internet_20_Link"><text:span text:style-name="T23">programs</text:span></text:a><text:span text:style-name="T21">, and a </text:span><text:a xlink:type="simple" xlink:href="https://en.wikipedia.org/wiki/File_system" text:style-name="Internet_20_link" text:visited-style-name="Visited_20_Internet_20_Link"><text:span text:style-name="T23">file system</text:span></text:a><text:span text:style-name="T21">, but it implements all of these in a very simple way. It was created at Stanford University by Ben Pfaff in 2004</text:span><text:span text:style-name="T15">.</text:span></text:p>
      <text:p text:style-name="P42"/>
      <text:list xml:id="list1230986252" text:style-name="L2">
        <text:list-item>
          <text:p text:style-name="P43">Build the Pintos executable from source code</text:p>
        </text:list-item>
      </text:list>
      <text:p text:style-name="P42"/>
      <text:p text:style-name="P1"><text:span text:style-name="T16">I</text:span><text:span text:style-name="T17">nstalling Pintos </text:span><text:span text:style-name="T15">development environment on </text:span><text:span text:style-name="T17">our</text:span><text:span text:style-name="T15"> machine.The Pintos development environment is targeted at Unix-like systems. </text:span><text:span text:style-name="T14">Prerequisites for installing a Pintos development environment include the following, on top of standard Unix utilities</text:span><text:span text:style-name="T15">: </text:span><text:a xlink:type="simple" xlink:href="http://gcc.gnu.org/" text:style-name="Internet_20_link" text:visited-style-name="Visited_20_Internet_20_Link"><text:span text:style-name="T24">GCC</text:span></text:a><text:span text:style-name="T18">, </text:span><text:a xlink:type="simple" xlink:href="http://www.gnu.org/software/binutils/" text:style-name="Internet_20_link" text:visited-style-name="Visited_20_Internet_20_Link"><text:span text:style-name="T24">GNU binutils</text:span></text:a><text:span text:style-name="T18">, </text:span><text:a xlink:type="simple" xlink:href="http://www.perl.org/" text:style-name="Internet_20_link" text:visited-style-name="Visited_20_Internet_20_Link"><text:span text:style-name="T24">Perl</text:span></text:a><text:span text:style-name="T18">, </text:span><text:a xlink:type="simple" xlink:href="http://www.gnu.org/software/make/" text:style-name="Internet_20_link" text:visited-style-name="Visited_20_Internet_20_Link"><text:span text:style-name="T24">GNU make</text:span></text:a><text:span text:style-name="T18">, </text:span><text:a xlink:type="simple" xlink:href="http://fabrice.bellard.free.fr/qemu/" text:style-name="Internet_20_link" text:visited-style-name="Visited_20_Internet_20_Link"><text:span text:style-name="T24">QEMU</text:span></text:a><text:span text:style-name="T18"> </text:span><text:span text:style-name="T19">(</text:span><text:span text:style-name="T18">version 0.8.0 or later</text:span><text:span text:style-name="T19">) , </text:span><text:a xlink:type="simple" xlink:href="http://www.gnu.org/software/gdb/" text:style-name="Internet_20_link" text:visited-style-name="Visited_20_Internet_20_Link"><text:span text:style-name="T24">GDB</text:span></text:a><text:span text:style-name="T19">(not necessary but recommended).</text:span></text:p>
      <text:p text:style-name="P44"/>
      <text:p text:style-name="P26"><text:span text:style-name="T42">I</text:span>nstructions to install Pintos:</text:p>
      <text:p text:style-name="P26"/>
      <text:list xml:id="list2563731323" text:style-name="L3">
        <text:list-item>
          <text:p text:style-name="P45">Download Pintos.Extract it in some directory say $HOME/os-pg/</text:p>
        </text:list-item>
        <text:list-item>
          <text:p text:style-name="P45">open the script ‘pintos-gdb’ (in $HOME/os-pg/pintos/src/utils) in any text editor. Find the variable GDBMACROS and set it to point to ‘$HOME/os-pg/pintos/src/misc/gdb-macros’.</text:p>
        </text:list-item>
        <text:list-item>
          <text:p text:style-name="P46"><text:span text:style-name="Strong_20_Emphasis"><text:span text:style-name="T27">Compile the Utilities.</text:span></text:span></text:p>
        </text:list-item>
        <text:list-item>
          <text:p text:style-name="P49"><text:span text:style-name="Strong_20_Emphasis"><text:span text:style-name="T25">Open the file “$HOME/os-pg/pintos/src/threads/Make.vars” and change the last line to:</text:span></text:span><text:span text:style-name="T30">SIMULATOR = –qemu</text:span></text:p>
        </text:list-item>
        <text:list-item>
          <text:p text:style-name="P49"><text:span text:style-name="Strong_20_Emphasis"><text:span text:style-name="T25">Compile Pintos Kernel.</text:span></text:span></text:p>
        </text:list-item>
        <text:list-item>
          <text:p text:style-name="P49"><text:span text:style-name="Strong_20_Emphasis"><text:span text:style-name="T26">In </text:span></text:span><text:span text:style-name="Strong_20_Emphasis"><text:span text:style-name="T25">“$HOME/os-pg/pintos/src/utils/pintos”:On line no. 257, replace “kernel.bin” to path pointing to kernel.bin file at “$HOME/os-pg/pintos/src/threads/build/kernel.bin”.</text:span></text:span></text:p>
        </text:list-item>
        <text:list-item>
          <text:p text:style-name="P49"><text:soft-page-break/><text:span text:style-name="Strong_20_Emphasis"><text:span text:style-name="T25">Open “$HOME/os-pg/pintos/src/utils/Pintos.pm” and replace “loader.bin” at line no. 362 to path till loader.bin located at “$HOME/os-pg/pintos/src/threads/build/loader.bin”.</text:span></text:span></text:p>
        </text:list-item>
        <text:list-item>
          <text:p text:style-name="P49"><text:span text:style-name="Strong_20_Emphasis"><text:span text:style-name="T25">Run Pintos</text:span></text:span></text:p>
        </text:list-item>
      </text:list>
      <text:list xml:id="list1493454704" text:style-name="L4">
        <text:list-item>
          <text:p text:style-name="P27"><text:span text:style-name="T32">Get</text:span><text:span text:style-name="T33">ting</text:span><text:span text:style-name="T32"> familiar with the source code (files and data structures)-</text:span></text:p>
        </text:list-item>
      </text:list>
      <text:p text:style-name="P10"/>
      <text:p text:style-name="P25"><text:span text:style-name="T4">P</text:span><text:span text:style-name="T3">rogram</text:span><text:span text:style-name="T2"> starts by calling the </text:span><text:span text:style-name="T5">init.c </text:span><text:span text:style-name="T7">function which is in build under threads folder. The </text:span><text:span text:style-name="T5">init.c</text:span><text:span text:style-name="T7"> fuction first takes the command line , breaks it into arguments and parse the options. </text:span><text:span text:style-name="T8">It calls other init functions </text:span><text:span text:style-name="T9">consisted in the booting process and then runs the specified acton of kernel command line by calling the </text:span><text:span text:style-name="T6">run_actions</text:span><text:span text:style-name="T9"> function and then finishing up by calling shutdown function and exiting thread. The </text:span><text:span text:style-name="T6">run_actions</text:span><text:span text:style-name="T9"> function extracts the action name to be performed (say run) and </text:span><text:span text:style-name="T11">then </text:span><text:span text:style-name="T10">calls the</text:span><text:span text:style-name="T9"> function to </text:span><text:span text:style-name="T11">be</text:span><text:span text:style-name="T9"> perform</text:span><text:span text:style-name="T11">ed according to</text:span><text:span text:style-name="T9"> the task, </text:span><text:span text:style-name="T11">provided in command line,</text:span><text:span text:style-name="T9"> </text:span><text:span text:style-name="T10">in the test.c file of tests/threads folder </text:span><text:span text:style-name="T11">from the already defined list of function names</text:span><text:span text:style-name="T10">.</text:span></text:p>
      <text:p text:style-name="P11"/>
      <text:list xml:id="list1592507806" text:style-name="L5">
        <text:list-item>
          <text:p text:style-name="P28"><text:span text:style-name="T34">Creat</text:span><text:span text:style-name="T35">ing</text:span><text:span text:style-name="T34"> a hello.c file which consists of main function and prints “Hello Pintos” message -</text:span></text:p>
          <text:p text:style-name="P31"/>
        </text:list-item>
      </text:list>
      <text:p text:style-name="P11"><text:tab/> command- pintos run hellopintos</text:p>
      <text:p text:style-name="P11"/>
      <text:list xml:id="list1578185209" text:style-name="L6">
        <text:list-item>
          <text:p text:style-name="P47"><text:span text:style-name="T34">First create file hellopintos.c file in tests/threads folder contain</text:span><text:span text:style-name="T36">ing </text:span><text:span text:style-name="T34">the functions we need to perform (here the function was to just print “Hello pintos”). </text:span></text:p>
        </text:list-item>
        <text:list-item>
          <text:p text:style-name="P38"><text:span text:style-name="T7">Add </text:span><text:span text:style-name="T11">entry as the function name in the array of struct test of tests.c file and tests.h </text:span></text:p>
        </text:list-item>
      </text:list>
      <text:p text:style-name="P12"/>
      <text:p text:style-name="P13">Now, when the run_actions function checks for the function to be called corresponding to the argument hellopintos in the tests[] array it will call the function defined in<text:span text:style-name="T43"> hellopintos.c</text:span> and hence desired action will take place.</text:p>
      <text:p text:style-name="P14"/>
      <text:p text:style-name="P39">Part 2: Pre-emption of threads</text:p>
      <text:p text:style-name="P40"/>
      <text:list xml:id="list2789017033" text:style-name="L7">
        <text:list-item>
          <text:p text:style-name="P32"><text:span text:style-name="T46">U</text:span>nderstand<text:span text:style-name="T46">ing</text:span> the thread sleep mechanism of pintos-</text:p>
          <text:p text:style-name="P32"/>
        </text:list-item>
      </text:list>
      <text:p text:style-name="P23"><text:span text:style-name="T12">The original version of the Pintos operating system uses a simple round-robin scheduler. A </text:span><text:span text:style-name="T13">thread</text:span><text:span text:style-name="T12"> switch occurs when a thread calls </text:span><text:soft-page-break/><text:span text:style-name="T45">thread_yield</text:span><text:span text:style-name="T12">, when a thread blocks, or during a timer interrupt when the current time slice has expired. The round-robin scheduler simply switches to the thread that is at the front of the list of ready threads. When a thread is created or unblocked, or its time-slice expires, that thread is added to the back of the ready list.</text:span></text:p>
      <text:p text:style-name="P23"/>
      <text:p text:style-name="P24"><text:span text:style-name="T50">P</text:span>roblems with <text:span text:style-name="T49">the basic pintos: </text:span></text:p>
      <text:p text:style-name="P24"/>
      <text:p text:style-name="P30">Busy Waiting - </text:p>
      <text:p text:style-name="P15"><text:span text:style-name="T51">In o</text:span>riginal <text:span text:style-name="T51">pintos ,the timer_sleep function used to call thread_yield function which used to simply pushback the running thread to the back of the ready queue .On every call of thread_sleep function, the same procedure was followed. This process used to go on till the program get completely executed , hence threads were busy waiting for their turn in the ready queue without actually waiting aside for the time they were actually supposed to wait.</text:span></text:p>
      <text:p text:style-name="P7"/>
      <text:p text:style-name="P6"/>
      <text:list xml:id="list3883477074" text:style-name="L8">
        <text:list-item>
          <text:p text:style-name="P34">Reimplement<text:span text:style-name="T47">ing</text:span> timer_sleep()</text:p>
        </text:list-item>
      </text:list>
      <text:p text:style-name="P17"/>
      <text:p text:style-name="P18">Originally the function <text:span text:style-name="T43">timer_sleep</text:span> <text:span text:style-name="T48">was calling the </text:span><text:span text:style-name="T44">thread_yield</text:span><text:span text:style-name="T48"> function while the </text:span><text:span text:style-name="T44">timer_elapsed </text:span><text:span text:style-name="T48"><text:s/>function returned a value less than the value of ticks. But this caused busy waiting as explained above.</text:span></text:p>
      <text:p text:style-name="P19">To remove Busy waiting , <text:span text:style-name="T52">we created a new list and inserted the threads in it according to their wait time and hence removed busy waiting. </text:span></text:p>
      <text:p text:style-name="P21">The procedure to be followed is-</text:p>
      <text:list xml:id="list4260467242" text:style-name="L9">
        <text:list-item>
          <text:p text:style-name="P35">remove the while and thread_yield function call part from the timer_sleep </text:p>
        </text:list-item>
        <text:list-item>
          <text:p text:style-name="P48"><text:span text:style-name="T37">c</text:span><text:span text:style-name="T39">hange the structure of thread already defined in thread.h by adding a variable named wait_time which will store the time that thread needs to wait.</text:span></text:p>
        </text:list-item>
        <text:list-item>
          <text:p text:style-name="P36">Create a new list named as wait_list which will store the list of all the <text:s/>waiting threads.</text:p>
        </text:list-item>
        <text:list-item>
          <text:p text:style-name="P48"><text:span text:style-name="T39">C</text:span><text:span text:style-name="T37">reate a function </text:span><text:span text:style-name="T38">namely sleep_thread ,which takes the sum of current time and the time that thread needs to sleep for as argument and does the following-</text:span></text:p>
          <text:list>
            <text:list-item>
              <text:p text:style-name="P48"><text:span text:style-name="T38"><text:s/>d</text:span><text:span text:style-name="T39">isables interrupt ,so that timer interrupt does not occur.</text:span></text:p>
            </text:list-item>
            <text:list-item>
              <text:p text:style-name="P36">Now, assign wait_time of thread as the argument it recieved since this will the time it needs to wait for which it will have to sleep.</text:p>
            </text:list-item>
            <text:list-item>
              <text:p text:style-name="P36"><text:soft-page-break/>Inserting this thread to the wait_list according to the waiting time.</text:p>
            </text:list-item>
            <text:list-item>
              <text:p text:style-name="P36">Enable the interrupt</text:p>
            </text:list-item>
          </text:list>
        </text:list-item>
        <text:list-item>
          <text:p text:style-name="P37">thread_sleep function will return immediately if the ticks value is less than 0.</text:p>
        </text:list-item>
        <text:list-item>
          <text:p text:style-name="P37">call sleep_thread function from timer_sleep.</text:p>
        </text:list-item>
        <text:list-item>
          <text:p text:style-name="P37">Create a function named wake_check which basically just checks whether the wait_time of the front thread of wait_list greater than the current time or not ,if yes then pop it from the wait_list and unblock the thread so that it can be added to the ready queue.</text:p>
        </text:list-item>
        <text:list-item>
          <text:p text:style-name="P37">Call this wake_check function from timer_in<text:span text:style-name="T52">terrupt after it calls thread_tick function.</text:span></text:p>
        </text:list-item>
      </text:list>
      <text:p text:style-name="P20"/>
      <text:p text:style-name="P8"><text:span text:style-name="T28">Part </text:span><text:span text:style-name="T29">3</text:span><text:span text:style-name="T28">: Implementation of priority scheduling</text:span></text:p>
      <text:p text:style-name="P41"/>
      <text:list xml:id="list224619987692869" text:continue-list="list2789017033" text:style-name="L7">
        <text:list-item>
          <text:p text:style-name="P33"><text:span text:style-name="T53">Implementation of a basic Priority Scheduling scheme</text:span>-</text:p>
        </text:list-item>
      </text:list>
      <text:p text:style-name="P16"/>
      <text:p text:style-name="P2"><text:span text:style-name="T40">In the basic version of priority scheduling, a thread is assigned a priority when it is created.</text:span><text:span text:style-name="T41">It</text:span> <text:span text:style-name="T30">is common for operating systems to assign "priorities" to threads. A priority is just a number between 0 and some maximum (63 in Pintos). The running thread should always be the thread that has the largest priority among all runnable threads.When a thread is added to the ready list that has a higher priority than the currently running thread, the current thread immediately yield</text:span><text:span text:style-name="T31">s</text:span><text:span text:style-name="T30"> the processor to the new thread.</text:span></text:p>
      <text:p text:style-name="P22"/>
      <text:p text:style-name="P22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eorgia" svg:font-family="Georgia, 'Bitstream Charter', serif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4T01:37:04.824479977</meta:creation-date>
    <meta:editing-duration>PT1H37M34S</meta:editing-duration>
    <meta:editing-cycles>5</meta:editing-cycles>
    <meta:generator>LibreOffice/6.0.6.2$Linux_X86_64 LibreOffice_project/00m0$Build-2</meta:generator>
    <dc:date>2018-10-25T22:46:18.854579580</dc:date>
    <meta:document-statistic meta:table-count="0" meta:image-count="0" meta:object-count="0" meta:page-count="4" meta:paragraph-count="51" meta:word-count="991" meta:character-count="6204" meta:non-whitespace-character-count="5281"/>
  </office:meta>
</office:document-meta>
</file>